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4mm" svg:x="177.87mm" svg:y="9.3mm">
            <draw:object draw:notify-on-update-of-ranges="Sheet1.B3:Sheet1.B12 Sheet1.C3:Sheet1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C3]/1.1816-17" office:value-type="float" office:value="-10.22951929587" calcext:value-type="float">
            <text:p>-10,22951929587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602" calcext:value-type="float">
            <text:p>602</text:p>
          </table:table-cell>
          <table:table-cell table:formula="of:=[.C4]/1.1816-17" office:value-type="float" office:value="492.478672985782" calcext:value-type="float">
            <text:p>492,47867298578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201" calcext:value-type="float">
            <text:p>1201</text:p>
          </table:table-cell>
          <table:table-cell table:formula="of:=[.C5]/1.1816-17" office:value-type="float" office:value="999.418415707515" calcext:value-type="float">
            <text:p>999,418415707515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1797" calcext:value-type="float">
            <text:p>1797</text:p>
          </table:table-cell>
          <table:table-cell table:formula="of:=[.C6]/1.1816-17" office:value-type="float" office:value="1503.8192281652" calcext:value-type="float">
            <text:p>1503,8192281652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2393" calcext:value-type="float">
            <text:p>2393</text:p>
          </table:table-cell>
          <table:table-cell table:formula="of:=[.C7]/1.1816-17" office:value-type="float" office:value="2008.22004062288" calcext:value-type="float">
            <text:p>2008,22004062288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2981" calcext:value-type="float">
            <text:p>2981</text:p>
          </table:table-cell>
          <table:table-cell table:formula="of:=[.C8]/1.1816-17" office:value-type="float" office:value="2505.85037237644" calcext:value-type="float">
            <text:p>2505,85037237644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3574" calcext:value-type="float">
            <text:p>3574</text:p>
          </table:table-cell>
          <table:table-cell table:formula="of:=[.C9]/1.1816-17" office:value-type="float" office:value="3007.71225457007" calcext:value-type="float">
            <text:p>3007,71225457007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office:value-type="float" office:value="4140" calcext:value-type="float">
            <text:p>4140</text:p>
          </table:table-cell>
          <table:table-cell table:formula="of:=[.C10]/1.1816-17" office:value-type="float" office:value="3486.72376438727" calcext:value-type="float">
            <text:p>3486,72376438727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4730" calcext:value-type="float">
            <text:p>4730</text:p>
          </table:table-cell>
          <table:table-cell table:formula="of:=[.C11]/1.1816-17" office:value-type="float" office:value="3986.04671631686" calcext:value-type="float">
            <text:p>3986,04671631686</text:p>
          </table:table-cell>
        </table:table-row>
        <table:table-row table:style-name="ro1">
          <table:table-cell/>
          <table:table-cell office:value-type="float" office:value="4095" calcext:value-type="float">
            <text:p>4095</text:p>
          </table:table-cell>
          <table:table-cell office:value-type="float" office:value="4860" calcext:value-type="float">
            <text:p>4860</text:p>
          </table:table-cell>
          <table:table-cell table:formula="of:=[.C12]/1.1816-17" office:value-type="float" office:value="4096.06702775897" calcext:value-type="float">
            <text:p>4096,0670277589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-00-0000</text:date>, <text:time style:data-style-name="N2" text:time-value="16:41:20.1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6.3$Windows_X86_64 LibreOffice_project/5896ab1714085361c45cf540f76f60673dd96a72</meta:generator>
    <dc:date>2019-10-16T18:59:58.988000000</dc:date>
    <meta:editing-duration>PT2H8M23S</meta:editing-duration>
    <meta:editing-cycles>1</meta:editing-cycles>
    <meta:document-statistic meta:table-count="1" meta:cell-count="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902cm" svg:y="3.954cm" style:legend-expansion="high" chart:style-name="ch2"/>
        <chart:plot-area chart:style-name="ch3" table:cell-range-address="Sheet1.B3:Sheet1.C12" svg:x="0.319cm" svg:y="0.18cm" svg:width="11.264cm" svg:height="8.645cm">
          <chartooo:coordinate-region svg:x="1.311cm" svg:y="0.38cm" svg:width="9.9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12" chart:class="chart:scatter">
            <chart:domain table:cell-range-address="Sheet1.B3:Sheet1.B12"/>
            <chart:regression-curve chart:style-name="ch7">
              <chart:equation chart:display-equation="true" chart:display-r-square="true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:Sheet1.B12</svg:desc>
                </draw:g>
              </table:table-cell>
              <table:table-cell office:value-type="float" office:value="8">
                <text:p>8</text:p>
                <draw:g>
                  <svg:desc>Sheet1.C3:Sheet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">
                <text:p>1500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">
                <text:p>2500</text:p>
              </table:table-cell>
              <table:table-cell office:value-type="float" office:value="2981">
                <text:p>29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3574">
                <text:p>35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">
                <text:p>3500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">
                <text:p>4000</text:p>
              </table:table-cell>
              <table:table-cell office:value-type="float" office:value="4730">
                <text:p>47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95">
                <text:p>4095</text:p>
              </table:table-cell>
              <table:table-cell office:value-type="float" office:value="4860">
                <text:p>48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